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autospace="none"/>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0000ff"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17" style:family="paragraph" style:parent-style-name="Standard">
      <style:paragraph-properties style:text-autospace="none"/>
      <style:text-properties fo:color="#0000ff" style:font-name="Courier New" fo:font-size="10pt" style:font-name-asian="Courier New" style:font-size-asian="10pt" style:font-name-complex="Courier New" style:font-size-complex="10pt"/>
    </style:style>
    <style:style style:name="P18" style:family="paragraph" style:parent-style-name="Standard">
      <style:paragraph-properties style:text-autospace="none"/>
    </style:style>
    <style:style style:name="P19"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20" style:family="paragraph" style:parent-style-name="Standard">
      <style:paragraph-properties style:text-autospace="none"/>
      <style:text-properties style:font-name="Times New Roman" fo:font-size="10pt" style:font-size-asian="10pt" style:font-size-complex="10pt"/>
    </style:style>
    <style:style style:name="P21"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22" style:family="paragraph" style:parent-style-name="Standard">
      <style:paragraph-properties fo:text-align="justify" style:justify-single-word="false"/>
      <style:text-properties fo:font-style="italic" style:text-underline-style="none" style:font-style-asian="italic" style:font-style-complex="italic"/>
    </style:style>
    <style:style style:name="P23" style:family="paragraph" style:parent-style-name="Standard">
      <style:paragraph-properties fo:text-align="justify" style:justify-single-word="false"/>
      <style:text-properties fo:font-style="normal" style:text-underline-style="none" style:font-style-asian="normal" style:font-style-complex="normal"/>
    </style:style>
    <style:style style:name="P24" style:family="paragraph" style:parent-style-name="Standard">
      <style:paragraph-properties style:text-autospace="none"/>
      <style:text-properties fo:color="#000000" style:font-name="Times New Roman" fo:font-size="12pt" style:font-name-asian="Courier New" style:font-size-asian="12pt" style:font-name-complex="Courier New" style:font-size-complex="12pt"/>
    </style:style>
    <style:style style:name="P25" style:family="paragraph" style:parent-style-name="Standard">
      <style:paragraph-properties fo:text-align="justify" style:justify-single-word="false" style:text-autospace="none"/>
      <style:text-properties fo:color="#000000" style:font-name="Times New Roman" fo:font-size="12pt" style:font-name-asian="Courier New" style:font-size-asian="12pt" style:font-name-complex="Courier New" style:font-size-complex="12pt"/>
    </style:style>
    <style:style style:name="P26" style:family="paragraph" style:parent-style-name="Standard">
      <style:paragraph-properties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7"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2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29"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6" style:family="text">
      <style:text-properties fo:color="#00000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9" style:family="text">
      <style:text-properties fo:color="#000000" style:font-name="Times New Roman" fo:font-size="12pt" style:font-name-asian="Courier New" style:font-size-asian="12pt" style:font-name-complex="Courier New" style:font-size-complex="12pt"/>
    </style:style>
    <style:style style:name="T10" style:family="text">
      <style:text-properties fo:color="#2a00ff"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2a00ff" style:font-name="Courier New" fo:font-size="10pt" style:font-name-asian="Courier New" style:font-size-asian="10pt" style:font-name-complex="Courier New" style:font-size-complex="10pt"/>
    </style:style>
    <style:style style:name="T12"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3f7f5f" style:font-name="Courier New" fo:font-size="10pt" style:font-name-asian="Courier New" style:font-size-asian="10pt" style:font-name-complex="Courier New" style:font-size-complex="10pt"/>
    </style:style>
    <style:style style:name="T14" style:family="text">
      <style:text-properties fo:color="#0000c0" style:font-name="Courier New" fo:font-size="10pt" style:font-name-asian="Courier New" style:font-size-asian="10pt" style:font-name-complex="Courier New"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penFootie match engine</text:p>
      <text:p text:style-name="P1"/>
      <text:p text:style-name="P1">Introduction</text:p>
      <text:p text:style-name="P1"/>
      <text:p text:style-name="P8">This is an open source football match (simulation) engine. It is a text-based match engine. My <text:s/>motivation for starting a match engine is that, while we have seen examples of football match engines mainly in football management games, there is no such thing (to my knowledge) as a specialized (independent of the context of a game) match engine, which is also open source. The existing match engines, while they are constantly improved and have reached the level of <text:s/>at least a satisfactory 3D representation, they are still "black-boxes" concerning how the "input" is transformed to "output". On the contrary, an open source match engine, albeit simple at first, would be clearer regarding the cause and effect of various manipulations of the input before or during a match that is simulated. Still it is far from perfect regarding its realism, however all its weaknesses will be exposed for future corrections and elucidation on its workings.</text:p>
      <text:p text:style-name="P8"/>
      <text:p text:style-name="P8">While there may be open source management games (actually I am only aware of one: the Bygfoot Football Manager), there is no such thing as an independent match engine. This match engine, therefore, is designed to work independently of the environment of a game (just play a match), with the accommodations, however, to be plugged into one. In the last section, I will give an example of how you could plug this match engine to your game/host application. </text:p>
      <text:p text:style-name="P8"/>
      <text:p text:style-name="P6"><text:span text:style-name="T1">The match engine, right now, works at two flavours: a 'desktop' and a 'web' edition. The desktop edition is bundled in the open source project files. Instructions and requirements to run the match engine in your machine will be given in the next section. The web edition is a demo run over the web at <text:s/></text:span><text:a xlink:type="simple" xlink:href="http://www.pubsoccermanager.com/"><text:span text:style-name="Internet_20_link"><text:span text:style-name="T1">http://www.pubsoccermanager.com/</text:span></text:span></text:a><text:span text:style-name="T2"> It is free to play and shows the match engine in action through a "complete" application. In subsequent sections what is and what is not supported yet by the match engine will be reviewed. In the web edition, only "friendly" matches may be played; it's not a full management game (at least not yet).</text:span></text:p>
      <text:p text:style-name="P8"/>
      <text:p text:style-name="P9">More or less, in this section I gave you an idea of what this introductory documentation comprises. I'd like to add here that there will also be a section dedicated to the description of how the match engine actually works. Details will of course be spared (saved for maybe a subsequent version of this document), but a general idea will be provided, so that you can appreciate the project's shortcomings from the very beginning. (I am not mentioning strengths, because all such projects are abstractions from reality anyway; the strengths, if any, shall only be demonstrable at runtime).</text:p>
      <text:p text:style-name="P8"/>
      <text:p text:style-name="P3">Instructions</text:p>
      <text:p text:style-name="P2"/>
      <text:p text:style-name="P9">This section describes the files that are included with the project, how to run the project and the software requirements for it.</text:p>
      <text:p text:style-name="P8"/>
      <text:p text:style-name="P9">The software of this project is written in Java. Java 6 is preferred, although Java 5 should be fine too. Earlier versions of Java are not supported. In the following paragraphs, I will give an outline and explanation of the files that are included with the project.</text:p>
      <text:p text:style-name="P8"/>
      <text:p text:style-name="P10">MatchRun.jar</text:p>
      <text:p text:style-name="P11"/>
      <text:p text:style-name="P13">Use this file to run the program. Each execution of the program corresponds to a simulation of a match. You run it with the following syntax:</text:p>
      <text:p text:style-name="P14"/>
      <text:p text:style-name="P12">java -jar MatchRun.jar &lt;home-team-id&gt; &lt;away-team-id&gt;</text:p>
      <text:p text:style-name="P15"><text:soft-page-break/></text:p>
      <text:p text:style-name="P9">The "terms" home and away team will be frequently encountered both in the documentation and the source code itself. This does not bear any special semantics regarding the generated matches (like, for instance, the home team having an advantage), but it is a convention to distinguish between the two opponent teams in a descriptive manner.</text:p>
      <text:p text:style-name="P8"/>
      <text:p text:style-name="P9">The ids correspond to the ids of the team records in the project's database. Detailed discussion of the database and its structure <text:s/>will be made below. Each team will be represented by a record in a "Teams" table and the teams to play against each other will be selected based on their respective ids on the database. While the actual complete input supported by the match engine is not a mere selection of the opponents, but also the lineups and the team tactics, for the "desktop" version these are implicit by the data in the database. Each team comes with a set lineup and set tactics, which you may only change by tweaking the database. Of course, this is not the case with the web demo, where proper lineup and tactics selection may be made, while this desktop demo that comes, as part <text:s/>of the open source project, provides a simple demonstration. Another side-effect of the way the match is simulated in the desktop demo is that it cannot actually be interrupted and input be changed: the match is simulated as no player or tactics changes are made during the match. An example of the desktop demo output is given below:</text:p>
      <text:p text:style-name="P9"/>
      <text:p text:style-name="P16">50 Terrera Emanuele MIDFIELDER LEFT_AXIS</text:p>
      <text:p text:style-name="P17">47 Sonzogni Giuseppe MIDFIELDER RIGHT_AXIS</text:p>
      <text:p text:style-name="P17">66 Favero Stefano DEFENDER RIGHT</text:p>
      <text:p text:style-name="P17">93 Califano Fabio FORWARD RIGHT_AXIS</text:p>
      <text:p text:style-name="P17">92 Ferieri Daniele DEFENDER AXIS</text:p>
      <text:p text:style-name="P17">72 Barban Lorenzo FORWARD AXIS</text:p>
      <text:p text:style-name="P17">28 Luciani Stefano FORWARD LEFT_AXIS</text:p>
      <text:p text:style-name="P17">43 Anaclerio Santo MIDFIELDER AXIS</text:p>
      <text:p text:style-name="P17">3 Cavalli Luigi DEFENDER AXIS</text:p>
      <text:p text:style-name="P17">1 Tamburro Alessandro GK null</text:p>
      <text:p text:style-name="P17">77 Sala Loris DEFENDER LEFT</text:p>
      <text:p text:style-name="P19"/>
      <text:p text:style-name="P17">47 Calderback Lee FORWARD AXIS</text:p>
      <text:p text:style-name="P17">49 Butler Ian FORWARD AXIS</text:p>
      <text:p text:style-name="P17">40 Sweeney Kevin MIDFIELDER AXIS</text:p>
      <text:p text:style-name="P17">14 Leighton Shane DEFENDER RIGHT</text:p>
      <text:p text:style-name="P17">2 Dule Dean MIDFIELDER LEFT_AXIS</text:p>
      <text:p text:style-name="P17">87 Turner Phil DEFENDER AXIS</text:p>
      <text:p text:style-name="P17">89 Flitcroft Gavin DEFENDER LEFT_AXIS</text:p>
      <text:p text:style-name="P17">37 Potter Jake DEFENDER RIGHT_AXIS</text:p>
      <text:p text:style-name="P17">97 Weller Dave MIDFIELDER RIGHT_AXIS</text:p>
      <text:p text:style-name="P17">1 Tuttle Peter GK null</text:p>
      <text:p text:style-name="P17">72 Crick Jim DEFENDER LEFT</text:p>
      <text:p text:style-name="P19"/>
      <text:p text:style-name="P17">1'</text:p>
      <text:p text:style-name="P17">Butler attempts a shot from long range</text:p>
      <text:p text:style-name="P17">Tamburro saves and holds the ball</text:p>
      <text:p text:style-name="P17">3'</text:p>
      <text:p text:style-name="P17">Barban attempts a shot from long range</text:p>
      <text:p text:style-name="P17">Tuttle saves and holds the ball</text:p>
      <text:p text:style-name="P17">4'</text:p>
      <text:p text:style-name="P17">Butler has the ball inside the penalty area</text:p>
      <text:p text:style-name="P17">Butler scores!</text:p>
      <text:p text:style-name="P17">Italy - England 0 - 1</text:p>
      <text:p text:style-name="P17">4'</text:p>
      <text:p text:style-name="P17">Dule crosses the ball</text:p>
      <text:p text:style-name="P17">Calderback gets the ball from the cross!</text:p>
      <text:p text:style-name="P17">Calderback scores!</text:p>
      <text:p text:style-name="P17">Italy - England 0 - 2</text:p>
      <text:p text:style-name="P17">12'</text:p>
      <text:p text:style-name="P17">Califano attempts a shot from long range</text:p>
      <text:p text:style-name="P17"><text:soft-page-break/>But he doesn't find target</text:p>
      <text:p text:style-name="P17">13'</text:p>
      <text:p text:style-name="P17">Weller attempts a shot from long range</text:p>
      <text:p text:style-name="P17">Tamburro saves</text:p>
      <text:p text:style-name="P17">Calderback has the ball</text:p>
      <text:p text:style-name="P17">13'</text:p>
      <text:p text:style-name="P17">Calderback attempts a shot from long range</text:p>
      <text:p text:style-name="P17">But he doesn't find target</text:p>
      <text:p text:style-name="P17">19'</text:p>
      <text:p text:style-name="P17">Terrera attempts a shot from long range</text:p>
      <text:p text:style-name="P17">Tuttle saves and holds the ball</text:p>
      <text:p text:style-name="P17">21'</text:p>
      <text:p text:style-name="P17">Califano crosses the ball</text:p>
      <text:p text:style-name="P17">Luciani gets the ball from the cross!</text:p>
      <text:p text:style-name="P17">Tuttle saves and holds the ball</text:p>
      <text:p text:style-name="P17">26'</text:p>
      <text:p text:style-name="P17">Dule attempts a shot from long range</text:p>
      <text:p text:style-name="P17">Tamburro saves and holds the ball</text:p>
      <text:p text:style-name="P17">30'</text:p>
      <text:p text:style-name="P17">Calderback attempts a shot from long range</text:p>
      <text:p text:style-name="P17">But he doesn't find target</text:p>
      <text:p text:style-name="P17">30'</text:p>
      <text:p text:style-name="P17">Sonzogni attempts a shot from long range</text:p>
      <text:p text:style-name="P17">Sonzogni scores!</text:p>
      <text:p text:style-name="P17">Italy - England 1 - 2</text:p>
      <text:p text:style-name="P17">34'</text:p>
      <text:p text:style-name="P17">Butler has the ball inside the penalty area</text:p>
      <text:p text:style-name="P17">Tamburro saves and holds the ball</text:p>
      <text:p text:style-name="P17">35'</text:p>
      <text:p text:style-name="P17">Sonzogni crosses the ball</text:p>
      <text:p text:style-name="P17">Terrera gets the ball from the cross!</text:p>
      <text:p text:style-name="P17">But he doesn't find target</text:p>
      <text:p text:style-name="P17">36'</text:p>
      <text:p text:style-name="P17">Ferieri attempts a shot from long range</text:p>
      <text:p text:style-name="P17">Tuttle saves and holds the ball</text:p>
      <text:p text:style-name="P17">38'</text:p>
      <text:p text:style-name="P17">Butler attempts a shot from long range</text:p>
      <text:p text:style-name="P17">Hits the post!</text:p>
      <text:p text:style-name="P17">Sala has the ball</text:p>
      <text:p text:style-name="P17">43'</text:p>
      <text:p text:style-name="P17">Butler attempts a shot from long range</text:p>
      <text:p text:style-name="P17">But he doesn't find target</text:p>
      <text:p text:style-name="P17">46'</text:p>
      <text:p text:style-name="P17">Califano attempts a shot from long range</text:p>
      <text:p text:style-name="P17">Tuttle saves and holds the ball</text:p>
      <text:p text:style-name="P17">52'</text:p>
      <text:p text:style-name="P17">Butler has the ball inside the penalty area</text:p>
      <text:p text:style-name="P17">Tamburro saves</text:p>
      <text:p text:style-name="P17">The ball is out for a corner</text:p>
      <text:p text:style-name="P17">53'</text:p>
      <text:p text:style-name="P17">Califano has the ball inside the penalty area</text:p>
      <text:p text:style-name="P17">Califano scores!</text:p>
      <text:p text:style-name="P17">Italy - England 2 - 2</text:p>
      <text:p text:style-name="P17">58'</text:p>
      <text:p text:style-name="P17">Weller crosses the ball</text:p>
      <text:p text:style-name="P17">Sweeney gets the ball from the cross!</text:p>
      <text:p text:style-name="P17">Tamburro saves</text:p>
      <text:p text:style-name="P17">Cavalli has the ball</text:p>
      <text:p text:style-name="P17">59'</text:p>
      <text:p text:style-name="P17">Califano attempts a shot from long range</text:p>
      <text:p text:style-name="P17">Tuttle saves</text:p>
      <text:p text:style-name="P17">Crick has the ball</text:p>
      <text:p text:style-name="P17">64'</text:p>
      <text:p text:style-name="P17">Sala crosses the ball</text:p>
      <text:p text:style-name="P17"><text:soft-page-break/>Barban gets the ball from the cross!</text:p>
      <text:p text:style-name="P17">But he doesn't find target</text:p>
      <text:p text:style-name="P17">68'</text:p>
      <text:p text:style-name="P17">Barban attempts a shot from long range</text:p>
      <text:p text:style-name="P17">Barban scores!</text:p>
      <text:p text:style-name="P17">Italy - England 3 - 2</text:p>
      <text:p text:style-name="P17">71'</text:p>
      <text:p text:style-name="P17">Weller crosses the ball</text:p>
      <text:p text:style-name="P17">Calderback gets the ball from the cross!</text:p>
      <text:p text:style-name="P17">Tamburro saves</text:p>
      <text:p text:style-name="P17">Butler has the ball</text:p>
      <text:p text:style-name="P17">84'</text:p>
      <text:p text:style-name="P17">Barban has the ball inside the penalty area</text:p>
      <text:p text:style-name="P17">Tuttle saves</text:p>
      <text:p text:style-name="P17">The ball is out for a corner</text:p>
      <text:p text:style-name="P17">90'</text:p>
      <text:p text:style-name="P17">Califano crosses the ball</text:p>
      <text:p text:style-name="P17">Sonzogni gets the ball from the cross!</text:p>
      <text:p text:style-name="P17">Tuttle saves and holds the ball</text:p>
      <text:p text:style-name="P17">End of match</text:p>
      <text:p text:style-name="P17">Italy - England 3 - 2</text:p>
      <text:p text:style-name="P19"/>
      <text:p text:style-name="P17">Match events</text:p>
      <text:p text:style-name="P17">-------------</text:p>
      <text:p text:style-name="P19"/>
      <text:p text:style-name="P17">Italy</text:p>
      <text:p text:style-name="P17">30' Sonzogni</text:p>
      <text:p text:style-name="P17">53' Califano</text:p>
      <text:p text:style-name="P17">68' Barban</text:p>
      <text:p text:style-name="P19"/>
      <text:p text:style-name="P17">England</text:p>
      <text:p text:style-name="P17">4' Butler</text:p>
      <text:p text:style-name="P17">4' Calderback</text:p>
      <text:p text:style-name="P19"/>
      <text:p text:style-name="P17">Stats</text:p>
      <text:p text:style-name="P17">------</text:p>
      <text:p text:style-name="P19"/>
      <text:p text:style-name="P17">Italy</text:p>
      <text:p text:style-name="P17">Ball possession: 50%</text:p>
      <text:p text:style-name="P17">Shots on target: 11</text:p>
      <text:p text:style-name="P17">Shots off target: 3</text:p>
      <text:p text:style-name="P17">Corner kicks: 3</text:p>
      <text:p text:style-name="P17">Offsides: 1</text:p>
      <text:p text:style-name="P17">Free kicks: 13</text:p>
      <text:p text:style-name="P19"/>
      <text:p text:style-name="P17">England</text:p>
      <text:p text:style-name="P17">Ball possession: 50%</text:p>
      <text:p text:style-name="P17">Shots on target: 10</text:p>
      <text:p text:style-name="P17">Shots off target: 3</text:p>
      <text:p text:style-name="P17">Corner kicks: 5</text:p>
      <text:p text:style-name="P17">Offsides: 1</text:p>
      <text:p text:style-name="P17">Free kicks: 8</text:p>
      <text:p text:style-name="P19"/>
      <text:p text:style-name="P17">Player ratings</text:p>
      <text:p text:style-name="P19"/>
      <text:p text:style-name="P17">Italy</text:p>
      <text:p text:style-name="P19"/>
      <text:p text:style-name="P17">Terrera : 6.90430416651732</text:p>
      <text:p text:style-name="P19"/>
      <text:p text:style-name="P17">Sonzogni : 7.298336830818662</text:p>
      <text:p text:style-name="P19"/>
      <text:p text:style-name="P17">Favero : 5.698845131274458</text:p>
      <text:p text:style-name="P19"/>
      <text:p text:style-name="P17">Califano : 6.195000754133764</text:p>
      <text:p text:style-name="P19"><text:soft-page-break/></text:p>
      <text:p text:style-name="P17">Ferieri : 6.285262214597166</text:p>
      <text:p text:style-name="P19"/>
      <text:p text:style-name="P17">Barban : 6.205622769413997</text:p>
      <text:p text:style-name="P19"/>
      <text:p text:style-name="P17">Luciani : 5.998003737896447</text:p>
      <text:p text:style-name="P19"/>
      <text:p text:style-name="P17">Anaclerio : 5.999347816858074</text:p>
      <text:p text:style-name="P19"/>
      <text:p text:style-name="P17">Cavalli : 6.0748962871362995</text:p>
      <text:p text:style-name="P19"/>
      <text:p text:style-name="P17">Tamburro : 6.48393026300037</text:p>
      <text:p text:style-name="P19"/>
      <text:p text:style-name="P17">Sala : 6.06110364158487</text:p>
      <text:p text:style-name="P19"/>
      <text:p text:style-name="P19"/>
      <text:p text:style-name="P17">England</text:p>
      <text:p text:style-name="P19"/>
      <text:p text:style-name="P17">Calderback : 6.101894929611768</text:p>
      <text:p text:style-name="P19"/>
      <text:p text:style-name="P17">Butler : 5.9358359134396395</text:p>
      <text:p text:style-name="P19"/>
      <text:p text:style-name="P17">Sweeney : 6.571459573409117</text:p>
      <text:p text:style-name="P19"/>
      <text:p text:style-name="P17">Leighton : 5.568139438571641</text:p>
      <text:p text:style-name="P19"/>
      <text:p text:style-name="P17">Dule : 6.75580777771686</text:p>
      <text:p text:style-name="P19"/>
      <text:p text:style-name="P17">Turner : 6.052459004537923</text:p>
      <text:p text:style-name="P19"/>
      <text:p text:style-name="P17">Flitcroft : 6.562917154669276</text:p>
      <text:p text:style-name="P19"/>
      <text:p text:style-name="P17">Potter : 6.058661816516582</text:p>
      <text:p text:style-name="P19"/>
      <text:p text:style-name="P17">Weller : 6.827652643392607</text:p>
      <text:p text:style-name="P19"/>
      <text:p text:style-name="P17">Tuttle : 6.74851143116997</text:p>
      <text:p text:style-name="P19"/>
      <text:p text:style-name="P17">Crick : 5.899103179693244</text:p>
      <text:p text:style-name="P20"/>
      <text:p text:style-name="Standard"/>
      <text:p text:style-name="P6">The match report above starts with the lineups display. This is a crude lineup display, although comprehensible. This was included for debugging reasons, but it is informative as well. <text:s/>A match report with the match highlights is included next. The expressions used are not too rich but they give an adequate description.</text:p>
      <text:p text:style-name="P6"/>
      <text:p text:style-name="P6">The match events section serves as a summary of the match. Currently, the match events displayed are goals scored and missed penalties. Red and yellow cards are not yet supported. Substitutions can be made if the user interface to the match engine supports it (as in the web edition). Currently, there are no restrictions by the match engine on the number of substitutions. Match stats are next and the player ratings are displayed last. I think the player ratings algorithm is presently satisfactory enough but far from perfect, I admit. Some of my first observations are that goalies seem to get an advantage in their ratings, goal scorers' contribution is not recognized enough and the range of ratings is somewhat narrow, especially after applying rounding. Another problem with the ratings, which might be even considered a bug, is that although individual player contribution is determined by luck (in terms of participation in the game), it is nevertheless penalized, not giving an accurate picture of individual efficiency. This of course is to be corrected in subsequent versions, however, a player's performance is to be judged in conjuction with its stats.</text:p>
      <text:p text:style-name="P6"/>
      <text:p text:style-name="P6"><text:soft-page-break/>More detailed information is also available about a match for the desktop version, in files that will be described below. Such information (as, for example, detailed players' stats) are available from the interface of the web environment.</text:p>
      <text:p text:style-name="P6"/>
      <text:p text:style-name="P21">config.txt</text:p>
      <text:p text:style-name="P21"/>
      <text:p text:style-name="P23">This is an example of the config.txt structure and content:</text:p>
      <text:p text:style-name="P21"/>
      <text:p text:style-name="P22">database = jdbc:mysql://localhost:3306/match_engine?user=root&amp;password=123456</text:p>
      <text:p text:style-name="P22">probmodel = data/match report.data</text:p>
      <text:p text:style-name="P22">matchreport = data/match report.txt</text:p>
      <text:p text:style-name="P22">playerstats = data/player stats.txt</text:p>
      <text:p text:style-name="P22">statssummary = data/stats summary.txt</text:p>
      <text:p text:style-name="P22"/>
      <text:p text:style-name="P23">In this file, files and a database relevant to the match engine function are defined. The mandatory datasources are the database and probmodel. The next three files are used for output of complementary details of <text:s/>the <text:s/>match being generated.</text:p>
      <text:p text:style-name="P23"/>
      <text:p text:style-name="P23">The database comprises the supported teams and implicitly defines their lineups and tactics. Individual player skills are also defined. Further information about the database will be given below.</text:p>
      <text:p text:style-name="P23"/>
      <text:p text:style-name="P23">The "probability model" file is a sample match representation in binary form. This is used as a prototype of the matches to be generated. A special section is dedicated to the description of this file's contents, explaining how this match engine works.</text:p>
      <text:p text:style-name="P23"/>
      <text:p text:style-name="P23">The match report file is not mandatory and is generated by the match engine. It contains a full description of the match, albeit not a user-friendly one. Useful for debugging and reverse engineering.</text:p>
      <text:p text:style-name="P23"/>
      <text:p text:style-name="P23">Player stats file contains very detailed individual player statistics, while the stats summary file contains the same statistics in compact form. The detailed statistics correspond more to the internal workings of the match engine, while the summarized statistics are more "user-oriented".</text:p>
      <text:p text:style-name="P22"/>
      <text:p text:style-name="P21">src</text:p>
      <text:p text:style-name="P21"/>
      <text:p text:style-name="P23">As you have guessed, this folder contains the source code files of the engine. If you would like to run it through, for example, some IDE (I use Eclipse), or tweak the way it runs, the main method is in the test.PrepareMatch class (for arguments see above in the MatchRun.jar file). This is one class of several used for testing various aspects of the MatchEngine and the only one included in the source code distribution. The main purpose of the match engine is to be used as a library to a host application, however, the PrepareMatch class serves as a convenient and throwaway interface to give you the opportunity to see the match engine in action from your own PC.</text:p>
      <text:p text:style-name="P23"/>
      <text:p text:style-name="P21">match_engine.dmp</text:p>
      <text:p text:style-name="P21"/>
      <text:p text:style-name="P23">This is the database dmp file. The database used is MySQL. I assume you are familiar with MySQL or at least with relational databases. You need to have MySQL installed on your PC and know how to create a database from a dmp file. Since this project is from developer to developer, I have not provided any amenities such as a binary file for the data (I had to use a database for the web edition anyway), however this is something that you might be provided with in the future.</text:p>
      <text:p text:style-name="P23"/>
      <text:p text:style-name="P23"><text:soft-page-break/>A few words about the database structure and its contents, at this point: The database has three tables, respectively for the teams, players and player skills. The teams are national teams and they are the most teams that will participate in the 2010 world cup (28 of them). Players are not real. Each player is associated with ratings for a set of skills. A detailed description of the skills will be given in a relevant section below. This database structure and contents is a subset of the database used in the web edition of the demo which has more players per team than those used in the starting lineups of the desktop edition.</text:p>
      <text:p text:style-name="P23"/>
      <text:p text:style-name="P23"/>
      <text:p text:style-name="P4">The match engine function</text:p>
      <text:p text:style-name="P4"/>
      <text:p text:style-name="P6"><text:span text:style-name="T3">This section gives an overview of the internal workings of the match engine. As mentioned in previous sections, the key to the working of the match engine is the file named "match report.data", included in the project files. This is a binary file representing a real match (Actually sampled from the first half of a match). What the match engine essentially does is a "reshuffling" of the events of this model match, so that a "new" match is generated each time. The model with which the match events are represented in the "match report.data" file (called the "probability model" file from now on) is that of "action =&gt; result". Each action is selected based on the frequency encountered in the probability model file (and the model match) along with its result. Equivalently, the probability model file could just mark the frequency of each action and the frequency of the corresponding result and it would be more efficient, however this is not of any concern right now as the data is of small size anyway (</text:span><text:span text:style-name="T4">Premature optimization is...</text:span><text:span text:style-name="T3">). </text:span></text:p>
      <text:p text:style-name="P13"/>
      <text:p text:style-name="P13">All the above should have been tweaked of course to make the match output more believable. For instance, if I stayed faithful to exactly the match events as they happened in the original match sample, then there should not be any penalties. Also the goals should be scored in only one way (as only one goal was scored in that first half). These are just some of the fundamental interventions I made to the match engine. I had to take into account team tactics and player skills in calculating the results of each action, as well. Elaborations on these interventions might be the subject of further documentation.</text:p>
      <text:p text:style-name="P13"/>
      <text:p text:style-name="P13">The idea behind this match engine is to model as many matches as possible, so that the matches generated by the match engine would approach "reality". This is somewhat ambitious (it took me about six hours to "model" the sample first half), but I was thinking of having a standard binary format for match representation and a special software which would just register match events in this format. However, even from this minimal sample of model data and with the necessary interventions, we have a pretty decent match generation, at least regarding the variety and statistics of the matches produced.</text:p>
      <text:p text:style-name="P13"/>
      <text:p text:style-name="P13"/>
      <text:p text:style-name="P4">The web demo</text:p>
      <text:p text:style-name="P4"/>
      <text:p text:style-name="P13">The web demo is intended as a "reference implementation" of a host application for the match engine. Its use is self-explanatory, especially to users acquainted with such games. I will use this section as a chance to review the features that the match engine provides to a host application and what is not supported yet. There will also be a description of some of the internal workings of the match engine.</text:p>
      <text:p text:style-name="P13"/>
      <text:p text:style-name="P13">The main page of the demo gives essentially two options, a review of the teams available and the proceeding to a friendly match preparation. </text:p>
      <text:p text:style-name="P13"/>
      <text:p text:style-name="P13">Clicking on each team from the team list will display the squad. The outfield positions supported <text:soft-page-break/>are combinations of DMF RLC, that is defenders, midfielders and forwards playing in the right, left or centre. There are no "intermediate" positions supported, such as defensive or attacking midfielders, etc.</text:p>
      <text:p text:style-name="P13"/>
      <text:p text:style-name="P13">Clicking on each player, a pop up is displayed analyzing the player's ability in terms of attributes/skills and a corresponding "rating". The attributes supported are: Passing, Teamwork, Ball control, Throw in, Dribbling, Crossing, Zonal marking, Man marking, Rushing out, Handling, Shooting, Pace, Heading, Right foot, Left foot. The rating is ordinal and its values are: Excellent, Very good, Good, Fair, Poor, Very Poor.</text:p>
      <text:p text:style-name="P13"/>
      <text:p text:style-name="P13">The attributes rating is relative and subjective. One comment to be made here is that there are various shades of "Excellent". By excellent, I mean that the player's skill is distinctly better than "expected", however there might be considerable difference between two players having both an excellent rating for a skill. I will now give a short explanation of each of the players' skills supported. Please bear in mind that the terminology and descriptions used may not be suitable or realistic enough. Each skill corresponds to an action or a set of actions that can be done by a player during the match and is used in calculating the success of the result.</text:p>
      <text:p text:style-name="P13"/>
      <text:p text:style-name="P6"><text:span text:style-name="T5">Passing:</text:span><text:span text:style-name="T3"> The ability of a player to give the ball correctly to its teammates. It includes all kind of passes (long, short, etc). See the player stats file for the sorts of passes supported.</text:span></text:p>
      <text:p text:style-name="P10"/>
      <text:p text:style-name="P6"><text:span text:style-name="T5">Teamwork:</text:span><text:span text:style-name="T3"> The ability of a player to cooperate with his teammates instantly (i.e. a "one-two" combination).</text:span></text:p>
      <text:p text:style-name="P10"/>
      <text:p text:style-name="P6"><text:span text:style-name="T5">Ball control:</text:span><text:span text:style-name="T3"> The ability to keep the ball under control, for example when the player is under pressure, etc.</text:span></text:p>
      <text:p text:style-name="P6"/>
      <text:p text:style-name="P6"><text:span text:style-name="T5">Throw in:</text:span><text:span text:style-name="T3"> Accuracy in taking throw-ins.</text:span></text:p>
      <text:p text:style-name="P21"/>
      <text:p text:style-name="P6"><text:span text:style-name="T5">Dribbling:</text:span><text:span text:style-name="T3"> The ability to get past an opponent.</text:span></text:p>
      <text:p text:style-name="P21"/>
      <text:p text:style-name="P6"><text:span text:style-name="T5">Crossing</text:span><text:span text:style-name="T3">: Accuracy in crosses.</text:span></text:p>
      <text:p text:style-name="P21"/>
      <text:p text:style-name="P6"><text:span text:style-name="T5">Zonal marking:</text:span><text:span text:style-name="T3"> The ability to close down opponents. Translates to interceptions in player statistics.</text:span></text:p>
      <text:p text:style-name="P21"/>
      <text:p text:style-name="P6"><text:span text:style-name="T5">Man marking:</text:span><text:span text:style-name="T3"> The ability to get the ball from a marked opponent. Translates to defensive personal challenges in player statistics.</text:span></text:p>
      <text:p text:style-name="P21"/>
      <text:p text:style-name="P6"><text:span text:style-name="T5">Rushing out:</text:span><text:span text:style-name="T3"> For goalkeepers. The ability to intercept opponents' crosses.</text:span></text:p>
      <text:p text:style-name="P22"/>
      <text:p text:style-name="P6"><text:span text:style-name="T5">Handling:</text:span><text:span text:style-name="T3"> For goalkeepers. The ability to stop oppnents' shots.</text:span></text:p>
      <text:p text:style-name="P21"/>
      <text:p text:style-name="P6"><text:span text:style-name="T5">Shooting:</text:span><text:span text:style-name="T3"> Accuracy in shots.</text:span></text:p>
      <text:p text:style-name="P21"/>
      <text:p text:style-name="P6"><text:span text:style-name="T5">Pace:</text:span><text:span text:style-name="T3"> In this match engine terms, pace corresponds to the ability of a player to be unmarked at any point in time. </text:span></text:p>
      <text:p text:style-name="P21"/>
      <text:p text:style-name="P6"><text:span text:style-name="T5">Heading:</text:span><text:span text:style-name="T3"> Accuracy in headers. It is important for calculating attempts at goal by heading. Please note that (long) crosses always result in attempt at goal by header (if the crosser's teammates get the ball). This is not in accordance to reality, but it is assumed due to the sample data available. I didn't find it very important to fix this simplification for the time being.</text:span></text:p>
      <text:p text:style-name="P21"/>
      <text:p text:style-name="P6"><text:soft-page-break/><text:span text:style-name="T5">Right/left foot:</text:span><text:span text:style-name="T3"> This was intended as a measure of the player's ability regarding its use of right or left foot. Currently, it is important only for crosses; that is the actual crossing success is calculated both in terms of the player's crossing rating and the corresponding foot rating regarding the side of the field he is at a specific time. Not really intuitive, I admit (for instance what would it mean in the real <text:s/>world for someone to be an excellent crosser but with two wrong feet?), but I don't think it is a bad idea either as long as it is refined and it is applied more intuitively and realistically.</text:span></text:p>
      <text:p text:style-name="P21"/>
      <text:p text:style-name="P13">The only action, for the time being, in the web demo is in the form of a friendly match. There are two well-known modes of team control: "Human" and "CPU". Any combination is permitted. You can play human against human or CPU against CPU. The AI of CPU coaches is minimal: it amounts to selecting an optimal starting lineup. No changes in tactics or players are being made from a CPU coach, during a match.</text:p>
      <text:p text:style-name="P21"/>
      <text:p text:style-name="P13">In human control mode, a user can select the tactics and the players. There is a gamut of 10 different "fixed" tactics. After the players and lineups are selected by the human managers, the match starts and the user(s) are redirected to the match reproduction page. Real-time statistics are updated and individual player statistics are also available in each team's tactics page. Pausing the match and clicking on the respective team's name, you will be redirected to the team tactics selection page. A player rating feature is also available, although, as I have mentioned elsewhere, it is not very accurate on its own right. </text:p>
      <text:p text:style-name="P21"/>
      <text:p text:style-name="P13">During the match, changes to tactics and players can be made in human-controlled teams. I chose a free approach regarding player substitutions. Any number of substitutions can be made and in whatever way, e.g. a player can be substituted and substitute another player later. This choice was made, because although there is the "default" of three substitutions per match for each team in almost any competition, this essentially is something that is dictated by the competition rules (the number of substitutes is another point more relevant to the competition rules). As this is only a demo, there was no actual need at this point to impose restrictions on substitutions. Finally, this is not an issue directly relevant to the match engine but an interfacing one, which will be addressed accordingly in due time. You will also not see the realistic but unfortunate feature of player injury. Finally, the only deviation from the rules of the game is that yellow and red cards are not supported. Although this is a disciplinary issue, however it is part of the game and it will be addressed soon at some point. However, I don't think it is a priority feature for this demo.</text:p>
      <text:p text:style-name="P21"/>
      <text:p text:style-name="P21"/>
      <text:p text:style-name="P4">Using the match engine as a library</text:p>
      <text:p text:style-name="P5"/>
      <text:p text:style-name="P13">One of the original goals of the match engine is to be pluggable to host applications. The web demo described in the previous section is an example of a host application making use of the match engine. The web demo itself is not open source, however, I will provide you with some information regarding making use of the match engine in your own host applications. Below is the source code of the servlet that generates a new match, along with its explanation.</text:p>
      <text:p text:style-name="P10"/>
      <text:p text:style-name="P6"><text:span text:style-name="T6">Team homeTeam = (Team) request.getSession().getAttribute(</text:span><text:span text:style-name="T10">"homeTeam"</text:span><text:span text:style-name="T6">);</text:span></text:p>
      <text:p text:style-name="P18"><text:span text:style-name="T7">Team awayTeam = (Team) request.getSession().getAttribute(</text:span><text:span text:style-name="T11">"awayTeam"</text:span><text:span text:style-name="T7">);</text:span></text:p>
      <text:p text:style-name="P18"/>
      <text:p text:style-name="P24">The team objects are retrieved from session. These are core.Team objects.</text:p>
      <text:p text:style-name="P27"><text:s text:c="8"/></text:p>
      <text:p text:style-name="P18"><text:span text:style-name="T7">String probModelPath = getServletContext().getRealPath(</text:span><text:span text:style-name="T11">"WEB-INF/data/match report.data"</text:span><text:span text:style-name="T7">);</text:span></text:p>
      <text:p text:style-name="P18"><text:span text:style-name="T7">String matchReportPath = getServletContext().getRealPath(</text:span><text:span text:style-name="T11">"WEB-INF/data/match report.txt"</text:span><text:span text:style-name="T7">);</text:span></text:p>
      <text:p text:style-name="P18"><text:span text:style-name="T7">String playerStatsFilename = getServletContext().getRealPath(</text:span><text:span text:style-name="T11">"WEB-INF/data/match stats.txt"</text:span><text:span text:style-name="T7">);</text:span></text:p>
      <text:p text:style-name="P18"><text:soft-page-break/><text:span text:style-name="T7">String statsSummFilename = getServletContext().getRealPath(</text:span><text:span text:style-name="T11">"WEB-INF/data/stats summary.txt"</text:span><text:span text:style-name="T7">);</text:span></text:p>
      <text:p text:style-name="P27"><text:s text:c="8"/></text:p>
      <text:p text:style-name="Standard"><text:span text:style-name="T9">Read the paths of the input/output files that the match engine uses.</text:span><text:span text:style-name="T7"> <text:s text:c="7"/></text:span></text:p>
      <text:p text:style-name="P27"><text:s text:c="8"/></text:p>
      <text:p text:style-name="P18"><text:span text:style-name="T7">Match match = </text:span><text:span text:style-name="T12">new</text:span><text:span text:style-name="T7"> Match(homeTeam, awayTeam, probModelPath, matchReportPath, playerStatsFilename, statsSummFilename);</text:span></text:p>
      <text:p text:style-name="P27"><text:s text:c="8"/></text:p>
      <text:p text:style-name="P24">Match object initialization. The team objects and relevant files are passed as parameters.</text:p>
      <text:p text:style-name="P27"><text:s text:c="8"/></text:p>
      <text:p text:style-name="P18"><text:span text:style-name="T7">Signal currentSignal = </text:span><text:span text:style-name="T12">null</text:span><text:span text:style-name="T7">;</text:span></text:p>
      <text:p text:style-name="P27"><text:s text:c="8"/></text:p>
      <text:p text:style-name="P18"><text:span text:style-name="T12">try</text:span><text:span text:style-name="T7"> {</text:span></text:p>
      <text:p text:style-name="P27"><text:s text:c="8"/></text:p>
      <text:p text:style-name="P18"><text:span text:style-name="T7"><text:tab/>currentSignal = match.play(0); </text:span><text:span text:style-name="T13">// Kick off</text:span></text:p>
      <text:p text:style-name="P27"><text:s text:c="12"/></text:p>
      <text:p text:style-name="P18"><text:span text:style-name="T7">} </text:span><text:span text:style-name="T12">catch</text:span><text:span text:style-name="T7"> (Exception ex) {</text:span></text:p>
      <text:p text:style-name="P27"><text:tab/>ex.printStackTrace();</text:p>
      <text:p text:style-name="P27">}</text:p>
      <text:p text:style-name="P18"/>
      <text:p text:style-name="P25">Start the generation of <text:s/>the match. When a match is generated "signals" are produced that correspond <text:s/>to major events. The types of signals supported correspond to the classes in the interactivity package. Depending on how much interaction we want between the host application and the match engine, the Match.play(int) method can return when specific signals are produced (so that processing takes place in the host application). In the current match engine implementation, the Match.play(int) method returns on end of half time, end of match and "ball possession update" signals (with the latter type to be explained shortly). The granularity of the interaction between the match engine and the host application is hardcoded in the current match engine implementation; <text:s/>there is no way to ask from the match engine to return more or less types of signals at run-time, unless you tweak its source code, i.e. no interface is provided for this functionality.</text:p>
      <text:p text:style-name="P7"/>
      <text:p text:style-name="P25">The ball possession update signal is a signal defined for the current implementation of the web demo. Every certain amount of time, we want the stats and events shown by the host application to be updated. Since the guaranteed statistic element to be updated is the ball possession between the two teams, I named the corresponding signal "ball possession", but the actual information carried with it is that of all events that happened in that time frame and these will be updated in the host application (all relevant signals contents will be transferred to the host application – see at the end of this section). The time of that signal is not fixed and it depends on the level of highlights happening in that period of time. However, usually the times of update are pretty much standard as you may have noticed or will notice in the web demo.</text:p>
      <text:p text:style-name="P27"><text:s text:c="8"/></text:p>
      <text:p text:style-name="P18"><text:span text:style-name="T12">while</text:span><text:span text:style-name="T7"> (!(currentSignal </text:span><text:span text:style-name="T12">instanceof</text:span><text:span text:style-name="T7"> EndOfHalf) &amp;&amp; currentSignal != </text:span><text:span text:style-name="T12">null</text:span><text:span text:style-name="T7">) {</text:span></text:p>
      <text:p text:style-name="P27"><text:s text:c="12"/></text:p>
      <text:p text:style-name="P18"><text:span text:style-name="T8"><text:tab/></text:span><text:span text:style-name="T12">int</text:span><text:span text:style-name="T7"> nextSignalTime = currentSignal.getTime() + 1;</text:span></text:p>
      <text:p text:style-name="P27"><text:s text:c="12"/></text:p>
      <text:p text:style-name="P27"><text:s text:c="6"/>currentSignal = match.play(nextSignalTime);</text:p>
      <text:p text:style-name="P27"><text:s text:c="8"/></text:p>
      <text:p text:style-name="P27"><text:s/>}</text:p>
      <text:p text:style-name="P27"><text:s text:c="8"/></text:p>
      <text:p text:style-name="P18"><text:span text:style-name="T7"><text:s/></text:span><text:span text:style-name="T12">while</text:span><text:span text:style-name="T7"> (!(currentSignal </text:span><text:span text:style-name="T12">instanceof</text:span><text:span text:style-name="T7"> EndOfMatch) &amp;&amp; currentSignal != </text:span><text:span text:style-name="T12">null</text:span><text:span text:style-name="T7">) { </text:span></text:p>
      <text:p text:style-name="P27"><text:s text:c="12"/></text:p>
      <text:p text:style-name="P27"><text:s text:c="6"/>currentSignal = match.play(currentSignal.getTime() + 1);</text:p>
      <text:p text:style-name="P27"><text:s text:c="12"/></text:p>
      <text:p text:style-name="P27"><text:s/>}</text:p>
      <text:p text:style-name="P18"/>
      <text:p text:style-name="P26">The above loops "process" the signal returned from the match engine. The loops stop in the end of first half and end of match respectively. This is a useful distinction because, during half time there might be some host application processing.</text:p>
      <text:p text:style-name="P27"><text:soft-page-break/><text:s text:c="8"/></text:p>
      <text:p text:style-name="P18"><text:span text:style-name="T7"><text:s/></text:span><text:span text:style-name="T12">if</text:span><text:span text:style-name="T7"> (currentSignal </text:span><text:span text:style-name="T12">instanceof</text:span><text:span text:style-name="T7"> EndOfMatch) </text:span></text:p>
      <text:p text:style-name="P18"><text:span text:style-name="T7"><text:tab/>match.play(2 * MatchReport.</text:span><text:span text:style-name="T14">halfDuration</text:span><text:span text:style-name="T7">); </text:span><text:span text:style-name="T13">// Final whistle</text:span></text:p>
      <text:p text:style-name="P27"><text:s text:c="8"/></text:p>
      <text:p text:style-name="P24">The match engine final processing of the match takes place above. This is due to the value of the parameter which is the full match duration.</text:p>
      <text:p text:style-name="P27"><text:s text:c="8"/></text:p>
      <text:p text:style-name="P18"><text:span text:style-name="T7">request.getSession().setAttribute(</text:span><text:span text:style-name="T11">"MatchEvents"</text:span><text:span text:style-name="T7">,</text:span></text:p>
      <text:p text:style-name="P27"><text:tab/>match.getMatchRewind().getMatchEvents());</text:p>
      <text:p text:style-name="P18"/>
      <text:p text:style-name="P18"><text:span text:style-name="T7">request.getSession().setAttribute(</text:span><text:span text:style-name="T11">"MatchHighlights"</text:span><text:span text:style-name="T7">, <text:tab/>match.getMatchReport().getHighlights());</text:span></text:p>
      <text:p text:style-name="P27"><text:s text:c="8"/></text:p>
      <text:p text:style-name="P18"><text:span text:style-name="T7">request.getSession().setAttribute(</text:span><text:span text:style-name="T11">"CurrentMatch"</text:span><text:span text:style-name="T7">, match);</text:span></text:p>
      <text:p text:style-name="P10"/>
      <text:p text:style-name="P23">The whole code given in this section generates a match, given the team objects (which contain lineups, tactics and player details) and the relevant files. As you may have noticed no actual processing takes place from this servlet (although it could). The workings of the web demo as a host application is to reproduce the match from another servlet after it has been generated in the servlet reviewed. Of course, every subsequent change to the match input will require a re-generation of the rest of match. From the current servlet's perspective, we are interested in the initialization of the match reproduction. <text:s/>We see that the match events list is retrieved in the "MatchEvents" session variable. These are all events that happened and are stored in the Match.MatchRewind.MatchEvents attribute. That is, all types of signals are stored in this list for processing after the match generation, even if only a subset of them is returned to the host application during match generation. The "MatchHighlights" session variable is assigned a textual report of the match main events, such as shots at goal, etc. Finally, the match object is saved in session as well, since part of the match will almost certainly need to be regener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l" fo:country="G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dc:creator>Andreas Tasoulas</dc:creator>
    <dc:date>2010-04-25T11:44:53.21</dc:date>
    <meta:editing-cycles>4</meta:editing-cycles>
    <meta:editing-duration>PT00H24M11S</meta:editing-duration>
    <meta:generator>OpenOffice.org/3.2$Win32 OpenOffice.org_project/320m12$Build-9483</meta:generator>
    <meta:document-statistic meta:table-count="0" meta:image-count="0" meta:object-count="0" meta:page-count="11" meta:paragraph-count="290" meta:word-count="4520" meta:character-count="27730"/>
  </office:meta>
</office:document-meta>
</file>